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 narrow" svg:font-family="'Arial narrow'" style:font-family-generic="swiss"/>
    <style:font-face style:name="Arial-narrow" svg:font-family="Arial-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57cm" fo:margin-left="0.032cm" fo:margin-right="0.018cm" table:align="margins" style:writing-mode="lr-tb"/>
    </style:style>
    <style:style style:name="Table1.A" style:family="table-column">
      <style:table-column-properties style:column-width="17.457cm" style:rel-column-width="65535*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0.639cm" fo:keep-together="auto"/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officeooo:paragraph-rsid="0017beba" style:font-size-asian="12pt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paragraph-rsid="0017beba" style:font-size-asian="10pt" style:font-weight-asian="bold"/>
    </style:style>
    <style:style style:name="P3" style:family="paragraph" style:parent-style-name="Footer">
      <style:text-properties fo:language="ca" fo:country="ES"/>
    </style:style>
    <style:style style:name="P4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5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6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Standard">
      <style:paragraph-properties fo:text-align="end" style:justify-single-word="false"/>
      <style:text-properties fo:language="ca" fo:country="ES"/>
    </style:style>
    <style:style style:name="P9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10" style:family="paragraph" style:parent-style-name="Standard">
      <style:text-properties style:font-name="Arial" fo:language="ca" fo:country="ES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language="ca" fo:country="ES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language="ca" fo:country="ES" officeooo:paragraph-rsid="00100393"/>
    </style:style>
    <style:style style:name="P13" style:family="paragraph" style:parent-style-name="Text_20_body">
      <style:paragraph-properties fo:text-align="justify" style:justify-single-word="false"/>
      <style:text-properties style:font-name="Arial" style:text-underline-style="none" fo:font-weight="normal" officeooo:rsid="002348f0" officeooo:paragraph-rsid="002348f0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style:text-underline-style="none" fo:font-weight="normal" officeooo:rsid="002348f0" officeooo:paragraph-rsid="0024edcb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234d1e" officeooo:paragraph-rsid="00234d1e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2348f0" officeooo:paragraph-rsid="002348f0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12pt" fo:font-weight="bold" officeooo:rsid="002348f0" officeooo:paragraph-rsid="002348f0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Arial" fo:font-size="12pt" fo:font-weight="bold" officeooo:rsid="002965c7" officeooo:paragraph-rsid="002965c7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weight="normal" officeooo:rsid="00100393" officeooo:paragraph-rsid="002d3f38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language="ca" fo:country="ES" style:text-underline-style="none" fo:font-weight="bold" officeooo:rsid="0012d790" officeooo:paragraph-rsid="001d5c7b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language="ca" fo:country="ES" style:text-underline-style="none" fo:font-weight="bold" officeooo:rsid="002348f0" officeooo:paragraph-rsid="002348f0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language="ca" fo:country="ES" style:text-underline-style="none" fo:font-weight="bold" officeooo:rsid="002348f0" officeooo:paragraph-rsid="003636f9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language="ca" fo:country="ES" style:text-underline-style="none" fo:font-weight="normal" officeooo:rsid="002348f0" officeooo:paragraph-rsid="002348f0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4pt" fo:language="ca" fo:country="ES" style:text-underline-style="none" fo:font-weight="bold" officeooo:rsid="002348f0" officeooo:paragraph-rsid="002348f0" style:font-size-asian="3.5pt" style:font-weight-asian="bold" style:font-size-complex="4pt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rsid="00100393" officeooo:paragraph-rsid="00234d1e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rsid="002829cf" officeooo:paragraph-rsid="002829cf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language="ca" fo:country="ES" fo:font-weight="normal" officeooo:rsid="00100393" officeooo:paragraph-rsid="002965c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language="ca" fo:country="ES" fo:font-weight="normal" officeooo:rsid="002829cf" officeooo:paragraph-rsid="002829cf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language="ca" fo:country="ES" fo:font-weight="normal" officeooo:rsid="002829cf" officeooo:paragraph-rsid="003cdc3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language="ca" fo:country="ES" fo:font-weight="normal" officeooo:rsid="002829cf" officeooo:paragraph-rsid="002829cf" fo:background-color="#fff200" style:font-size-asian="12pt" style:font-weight-asian="normal" style:font-size-complex="12pt" style:font-weight-complex="normal"/>
    </style:style>
    <style:style style:name="P3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rsid="002c31b1" officeooo:paragraph-rsid="0017beba" style:font-size-asian="10pt" style:font-weight-asian="bold"/>
    </style:style>
    <style:style style:name="P32" style:family="paragraph" style:parent-style-name="Text_20_body">
      <style:paragraph-properties fo:text-align="justify" style:justify-single-word="false"/>
      <style:text-properties style:font-name="Arial" fo:font-size="12pt" fo:font-weight="bold" officeooo:rsid="00234d1e" officeooo:paragraph-rsid="002965c7" style:font-size-asian="12pt" style:font-weight-asian="bold" style:font-size-complex="12pt" style:font-weight-complex="bold"/>
    </style:style>
    <style:style style:name="P33" style:family="paragraph" style:parent-style-name="Text_20_body" style:list-style-name="L1">
      <style:paragraph-properties fo:text-align="justify" style:justify-single-word="false"/>
      <style:text-properties style:font-name="Arial" fo:font-size="12pt" fo:font-weight="bold" officeooo:rsid="00234d1e" officeooo:paragraph-rsid="002965c7" fo:background-color="transparent" style:font-size-asian="12pt" style:font-weight-asian="bold" style:font-size-complex="12pt" style:font-weight-complex="bold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Arial" fo:font-size="12pt" fo:font-weight="bold" officeooo:rsid="00234d1e" officeooo:paragraph-rsid="0047bc78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100393" officeooo:paragraph-rsid="002965c7" style:font-size-asian="12pt" style:font-weight-asian="normal" style:font-size-complex="12pt" style:font-weight-complex="normal"/>
    </style:style>
    <style:style style:name="P36" style:family="paragraph" style:parent-style-name="Text_20_body" style:list-style-name="L1">
      <style:paragraph-properties fo:text-align="justify" style:justify-single-word="false"/>
      <style:text-properties style:font-name="Arial-narrow" fo:font-size="10pt" fo:font-weight="normal" officeooo:rsid="002965c7" officeooo:paragraph-rsid="002965c7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cdc3d"/>
    </style:style>
    <style:style style:name="T1" style:family="text">
      <style:text-properties officeooo:rsid="003fa2b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284bc9"/>
    </style:style>
    <style:style style:name="T4" style:family="text">
      <style:text-properties fo:color="#000000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5" style:family="text">
      <style:text-properties style:text-position="super 58%" fo:font-size="10pt" fo:font-weight="bold" officeooo:rsid="00100393" style:font-size-asian="10pt" style:font-weight-asian="bold" style:font-name-complex="Arial" style:font-size-complex="10pt" style:font-weight-complex="bold"/>
    </style:style>
    <style:style style:name="T6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font-size="10pt" fo:font-weight="bold" officeooo:rsid="00100393" style:font-size-asian="10pt" style:font-weight-asian="bold" style:font-name-complex="Arial" style:font-size-complex="10pt" style:font-weight-complex="bold"/>
    </style:style>
    <style:style style:name="T8" style:family="text">
      <style:text-properties fo:font-size="10pt" fo:font-weight="bold" officeooo:rsid="0019232e" style:font-size-asian="10pt" style:font-weight-asian="bold" style:font-name-complex="Arial" style:font-size-complex="1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7beba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636f9" style:font-style-asian="italic" style:font-style-complex="italic"/>
    </style:style>
    <style:style style:name="T15" style:family="text">
      <style:text-properties fo:language="ca" fo:country="ES"/>
    </style:style>
    <style:style style:name="T16" style:family="text">
      <style:text-properties fo:language="ca" fo:country="ES" fo:font-style="italic" style:font-style-asian="italic" style:font-style-complex="italic"/>
    </style:style>
    <style:style style:name="T17" style:family="text">
      <style:text-properties fo:language="ca" fo:country="ES" officeooo:rsid="002348f0"/>
    </style:style>
    <style:style style:name="T18" style:family="text">
      <style:text-properties fo:language="ca" fo:country="ES" officeooo:rsid="00234d1e"/>
    </style:style>
    <style:style style:name="T19" style:family="text">
      <style:text-properties fo:language="ca" fo:country="ES" fo:font-weight="normal" style:font-weight-asian="normal" style:font-weight-complex="normal"/>
    </style:style>
    <style:style style:name="T20" style:family="text">
      <style:text-properties fo:language="ca" fo:country="ES" fo:font-weight="normal" officeooo:rsid="002965c7" style:font-weight-asian="normal" style:font-weight-complex="normal"/>
    </style:style>
    <style:style style:name="T21" style:family="text">
      <style:text-properties fo:language="ca" fo:country="ES" fo:font-weight="normal" officeooo:rsid="002348f0" style:font-weight-asian="normal" style:font-weight-complex="normal"/>
    </style:style>
    <style:style style:name="T22" style:family="text">
      <style:text-properties fo:language="ca" fo:country="ES" fo:font-weight="normal" officeooo:rsid="00326cbe" style:font-weight-asian="normal" style:font-weight-complex="normal"/>
    </style:style>
    <style:style style:name="T23" style:family="text">
      <style:text-properties style:font-name="Arial-narrow" fo:font-size="10pt" fo:language="ca" fo:country="ES" fo:font-weight="normal" officeooo:rsid="002965c7" style:font-size-asian="10pt" style:font-weight-asian="normal" style:font-size-complex="10pt" style:font-weight-complex="normal"/>
    </style:style>
    <style:style style:name="T24" style:family="text">
      <style:text-properties style:font-name="Arial-narrow" fo:font-size="11pt" fo:language="ca" fo:country="ES" fo:font-weight="normal" style:font-size-asian="11pt" style:font-weight-asian="normal" style:font-size-complex="11pt" style:font-weight-complex="normal"/>
    </style:style>
    <style:style style:name="T25" style:family="text">
      <style:text-properties style:font-name="Arial-narrow" fo:font-size="11pt" fo:language="ca" fo:country="ES" fo:font-weight="normal" officeooo:rsid="002965c7" style:font-size-asian="11pt" style:font-weight-asian="normal" style:font-size-complex="11pt" style:font-weight-complex="normal"/>
    </style:style>
    <style:style style:name="T26" style:family="text">
      <style:text-properties style:font-name="Arial-narrow" fo:font-size="11pt" officeooo:rsid="003636f9" fo:background-color="transparent" loext:char-shading-value="0" style:font-size-asian="11pt" style:font-size-complex="11pt"/>
    </style:style>
    <style:style style:name="T27" style:family="text">
      <style:text-properties style:font-name="Arial-narrow" fo:language="ca" fo:country="ES" officeooo:rsid="002d3f38"/>
    </style:style>
    <style:style style:name="T28" style:family="text">
      <style:text-properties style:font-name="Arial-narrow" fo:language="ca" fo:country="ES" officeooo:rsid="00234d1e"/>
    </style:style>
    <style:style style:name="T29" style:family="text">
      <style:text-properties style:font-name="Arial-narrow" officeooo:rsid="003636f9"/>
    </style:style>
    <style:style style:name="T30" style:family="text">
      <style:text-properties officeooo:rsid="003636f9"/>
    </style:style>
    <style:style style:name="T31" style:family="text">
      <style:text-properties fo:font-style="normal" officeooo:rsid="003636f9" style:font-style-asian="normal" style:font-style-complex="normal"/>
    </style:style>
    <style:style style:name="T32" style:family="text">
      <style:text-properties style:font-name="Arial narrow" fo:font-size="11pt" officeooo:rsid="003636f9" fo:background-color="transparent" loext:char-shading-value="0" style:font-size-asian="11pt" style:font-size-complex="11pt"/>
    </style:style>
    <style:style style:name="T33" style:family="text">
      <style:text-properties style:font-name="Arial narrow" fo:font-size="14pt" fo:font-weight="bold" officeooo:rsid="003636f9" fo:background-color="transparent" loext:char-shading-value="0" style:font-size-asian="11pt" style:font-size-complex="11pt"/>
    </style:style>
    <style:style style:name="T34" style:family="text">
      <style:text-properties style:font-name="Arial narrow" fo:font-size="14pt" fo:font-weight="normal" officeooo:rsid="003636f9" fo:background-color="transparent" loext:char-shading-value="0" style:font-size-asian="11pt" style:font-weight-asian="normal" style:font-size-complex="11pt" style:font-weight-complex="normal"/>
    </style:style>
    <style:style style:name="T35" style:family="text">
      <style:text-properties style:font-name="Arial narrow" fo:font-size="12pt" fo:font-weight="normal" officeooo:rsid="003636f9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3636f9" fo:background-color="transparent" loext:char-shading-value="0"/>
    </style:style>
    <style:style style:name="T38" style:family="text">
      <style:text-properties style:font-name="Arial" fo:font-size="12pt" fo:language="ca" fo:country="ES" fo:font-weight="normal" officeooo:rsid="002829cf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style:font-name="Arial" fo:font-size="12pt" fo:language="ca" fo:country="ES" fo:font-weight="normal" officeooo:rsid="003636f9" fo:background-color="transparent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6">Mòdul </text:span><text:span text:style-name="T4">6 – Accés a dades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T7">2</text:span><text:span text:style-name="T5">n <text:s text:c="2"/></text:span><text:span text:style-name="T6">CFGS Desenvolupament d'Aplicacions Multiplataforma </text:span><text:span text:style-name="T8">(DAM)</text:span></text:p>
          </table:table-cell>
        </table:table-row>
      </table:table>
      <text:p text:style-name="P10"/>
      <text:p text:style-name="P20"><text:span text:style-name="T9">UF1 – Persistència en fitxers. <text:s text:c="2"/></text:span><text:span text:style-name="T10">A2 – Accés a fitxers XML</text:span></text:p>
      <text:p text:style-name="P20"/>
      <text:p text:style-name="P22"><text:span text:style-name="T11">Una alternativa als fitxers XML:</text:span> <text:s/>fitxers JSON</text:p>
      <text:p text:style-name="P24"/>
      <text:p text:style-name="P21">Què és json?</text:p>
      <text:p text:style-name="P23">És un format de dades utilitzat per a aconseguir els mateixos objectius que es persegueixen amb XML, però que no té la “palla” dels fitxers XML (en anglès: <text:span text:style-name="T13">fat-free XML</text:span>)</text:p>
      <text:p text:style-name="P13"><text:span text:style-name="T15"><text:tab/></text:span><text:a xlink:type="simple" xlink:href="http://www.json.org/xml.html" text:style-name="Internet_20_link" text:visited-style-name="Visited_20_Internet_20_Link"><text:span text:style-name="T15">http://www.json.org/xml.html</text:span></text:a></text:p>
      <text:p text:style-name="P23"/>
      <text:p text:style-name="P21">Quina forma té json?</text:p>
      <text:p text:style-name="P14"><text:span text:style-name="T15"><text:tab/>Sintaxi dels fitxers json: <text:s/><text:tab/></text:span><text:span text:style-name="T16">“</text:span><text:a xlink:type="simple" xlink:href="http://www.JSON.org/" text:style-name="Internet_20_link" text:visited-style-name="Visited_20_Internet_20_Link"><text:span text:style-name="T16">JavaScript </text:span></text:a><text:a xlink:type="simple" xlink:href="http://www.JSON.org/" text:style-name="Internet_20_link" text:visited-style-name="Visited_20_Internet_20_Link"><text:span text:style-name="T16">Object Notation (JSON)</text:span></text:a><text:span text:style-name="T16">”</text:span></text:p>
      <text:p text:style-name="P13"><text:span text:style-name="T15"><text:tab/>Exemples de fitxers json: <text:tab/></text:span><text:a xlink:type="simple" xlink:href="http://json.org/example" text:style-name="Internet_20_link" text:visited-style-name="Visited_20_Internet_20_Link"><text:span text:style-name="T15">http://json.org/example</text:span></text:a></text:p>
      <text:p text:style-name="P23"/>
      <text:p text:style-name="P21">Com podem <text:span text:style-name="T31">usar</text:span> json <text:span text:style-name="T30">(amb </text:span><text:span text:style-name="T14">binding</text:span><text:span text:style-name="T30">)</text:span>?</text:p>
      <text:p text:style-name="P19"><text:span text:style-name="T15"><text:tab/></text:span><text:span text:style-name="T17">Jackson: <text:tab/></text:span><text:a xlink:type="simple" xlink:href="http://www.studytrails.com/java/json/java-jackson-data-binding/" text:style-name="Internet_20_link" text:visited-style-name="Visited_20_Internet_20_Link"><text:span text:style-name="T27">http://www.studytrails.com/java/json/java-jackson-data-binding/</text:span></text:a></text:p>
      <text:p text:style-name="P25"><text:span text:style-name="T18"><text:tab/>gson: <text:tab/><text:tab/></text:span><text:a xlink:type="simple" xlink:href="https://code.google.com/p/google-gson/" text:style-name="Internet_20_link" text:visited-style-name="Visited_20_Internet_20_Link"><text:span text:style-name="T28">https://code.google.com/p/google-gson/</text:span></text:a></text:p>
      <text:p text:style-name="P26"><text:span text:style-name="T28"><text:tab/><text:tab/><text:tab/></text:span><text:a xlink:type="simple" xlink:href="https://mkyong.com/java/how-do-convert-java-object-to-from-json-format-gson-api/" text:style-name="Internet_20_link" text:visited-style-name="Visited_20_Internet_20_Link"><text:span text:style-name="T28">https://mkyong.com/java/how-do-convert-java-object-to-from-json-format-gson-api/</text:span></text:a></text:p>
      <text:p text:style-name="P28"/>
      <text:p text:style-name="P28"><text:tab/><text:span text:style-name="T30">Annotations:</text:span></text:p>
      <text:p text:style-name="P28"><text:tab/><text:tab/><text:span text:style-name="T30">Jackson: </text:span><text:a xlink:type="simple" xlink:href="https://springframework.guru/jackson-annotations-json/" text:style-name="Internet_20_link" text:visited-style-name="Visited_20_Internet_20_Link"><text:span text:style-name="T29">https://springframework.guru/jackson-annotations-json/</text:span></text:a></text:p>
      <text:p text:style-name="P37"><text:span text:style-name="T38"><text:tab/></text:span><text:span text:style-name="T39"> <text:tab/>gson: <text:s text:c="5"/></text:span><text:a xlink:type="simple" xlink:href="https://github.com/google/gson/blob/master/UserGuide.md" text:style-name="Internet_20_link" text:visited-style-name="Visited_20_Internet_20_Link"><text:span text:style-name="T35">https://github.com/google/gson/blob/master/UserGuide.md</text:span></text:a></text:p>
      <text:p text:style-name="P29"><text:span text:style-name="T26"><text:tab/><text:tab/><text:tab/> <text:s text:c="5"/></text:span><text:a xlink:type="simple" xlink:href="http://websystique.com/java/json/gson-json-annotations-example/" text:style-name="Internet_20_link" text:visited-style-name="Visited_20_Internet_20_Link"><text:span text:style-name="T26">http://websystique.com/java/json/gson-json-annotations-example/</text:span></text:a></text:p>
      <text:p text:style-name="P30"/>
      <text:p text:style-name="P27"><text:s/></text:p>
      <text:p text:style-name="P15">Comparativa</text:p>
      <text:p text:style-name="P32"><text:span text:style-name="T19"><text:s text:c="3"/>Benchmark</text:span><text:span text:style-name="T20">s</text:span><text:span text:style-name="T19"> (JAXB/gson/Jackson/</text:span><text:span text:style-name="T22">Moshi/altres</text:span><text:span text:style-name="T19">):</text:span><text:span text:style-name="T15"> <text:tab/></text:span></text:p>
      <text:list xml:id="list447426118" text:style-name="L1">
        <text:list-item>
          <text:p text:style-name="P33"><text:a xlink:type="simple" xlink:href="https://www.ericthecoder.com/2020/09/29/gson-vs-jackson-vs-moshi-the-best-android-json-parser/" text:style-name="Internet_20_link" text:visited-style-name="Visited_20_Internet_20_Link"><text:span text:style-name="T25">https://www.ericthecoder.com/2020/09/29/gson-vs-jackson-vs-moshi-the-best-android-json-parser/</text:span></text:a></text:p>
        </text:list-item>
        <text:list-item>
          <text:p text:style-name="P34"><text:a xlink:type="simple" xlink:href="https://www.overops.com/blog/the-ultimate-json-library-json-simple-vs-gson-vs-jackson-vs-json/" text:style-name="Internet_20_link" text:visited-style-name="Visited_20_Internet_20_Link"><text:span text:style-name="T25">https://www.overops.com/blog/the-ultimate-json-library-json-simple-vs-gson-vs-jackson-vs-json/</text:span></text:a></text:p>
        </text:list-item>
      </text:list>
      <text:p text:style-name="P35"/>
      <text:p text:style-name="P35"/>
      <text:p text:style-name="P16">Utilitats</text:p>
      <text:p text:style-name="P17"><text:span text:style-name="T19">Conversor xml ←→ json online:</text:span><text:span text:style-name="T15"> <text:s/></text:span><text:a xlink:type="simple" xlink:href="http://www.utilities-online.info/xmltojson" text:style-name="Internet_20_link" text:visited-style-name="Visited_20_Internet_20_Link"><text:span text:style-name="T12">http://www.utilities-online.info/xmltojson</text:span></text:a></text:p>
      <text:p text:style-name="P18"><text:span text:style-name="T12">Conversor json </text:span><text:span text:style-name="T21">←→</text:span><text:span text:style-name="T12"> <text:s/>pojo online: <text:s/></text:span><text:a xlink:type="simple" xlink:href="http://www.jsonschema2pojo.org/" text:style-name="Internet_20_link" text:visited-style-name="Visited_20_Internet_20_Link"><text:span text:style-name="T12">http://www.jsonschema2pojo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 narrow" svg:font-family="'Arial narrow'" style:font-family-generic="swiss"/>
    <style:font-face style:name="Arial-narrow" svg:font-family="Arial-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8.89cm"/>
    </style:style>
    <style:style style:name="Table2.B" style:family="table-column">
      <style:table-column-properties style:column-width="8.123cm"/>
    </style:style>
    <style:style style:name="Table2.1" style:family="table-row">
      <style:table-row-properties style:min-row-height="1.482cm" fo:keep-together="auto"/>
    </style:style>
    <style:style style:name="Table2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rsid="002c31b1" officeooo:paragraph-rsid="0017beba" style:font-size-asian="10pt" style:font-weight-asian="bold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paragraph-rsid="0017beba" style:font-size-asian="10pt" style:font-weight-asian="bold"/>
    </style:style>
    <style:style style:name="MP3" style:family="paragraph" style:parent-style-name="Footer">
      <style:text-properties fo:language="ca" fo:country="ES"/>
    </style:style>
    <style:style style:name="MP4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5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6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7" style:family="paragraph" style:parent-style-name="Standard">
      <style:paragraph-properties fo:text-align="end" style:justify-single-word="false"/>
      <style:text-properties fo:language="ca" fo:country="ES"/>
    </style:style>
    <style:style style:name="MP8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P9" style:family="paragraph" style:parent-style-name="Standard">
      <style:text-properties fo:language="ca" fo:country="ES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284bc9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32cm" fo:margin-bottom="0.51cm" fo:margin-left="2cm" fo:margin-right="1.4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93cm" fo:margin-left="0cm" fo:margin-right="0cm" fo:margin-bottom="0.499cm"/>
      </style:header-style>
      <style:footer-style>
        <style:header-footer-properties svg:height="2.545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n 55" text:anchor-type="char" svg:x="-0.358cm" svg:y="-0.984cm" svg:width="6.72cm" svg:height="1.131cm" draw:z-index="1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0"><draw:image xlink:href="Pictures/10000201000001B700000071BF4952608573B112.png" xlink:type="simple" xlink:show="embed" xlink:actuate="onLoad" loext:mime-type="image/png"/></draw:frame></text:p>
        <text:p text:style-name="MP2"/>
      </style:header>
      <style:footer>
        <text:p text:style-name="MP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4"><text:span text:style-name="MT1">Nom arxiu: </text:span><text:span text:style-name="MT1"><text:file-name text:display="name-and-extension">ED2DAM_ACT_2122_M6_UF1_Te2.odt</text:file-name></text:span></text:p>
              <text:p text:style-name="MP5">Elaborat: <text:s/><text:span text:style-name="MT2">Miquel Altayó</text:span></text:p>
            </table:table-cell>
            <table:table-cell table:style-name="Table2.A1" office:value-type="string">
              <text:p text:style-name="MP6"><text:span text:style-name="MT1">Data: </text:span><text:span text:style-name="MT1"><text:date style:data-style-name="N34" text:date-value="2022-01-31T16:58:09.635034813">gener</text:date></text:span><text:span text:style-name="MT1"><text:s/></text:span><text:span text:style-name="MT1"><text:date style:data-style-name="N104" text:date-value="2022-01-31T16:58:09.635235979">2022</text:date></text:span></text:p>
              <text:p text:style-name="MP7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8">Aquest document pot quedat obsolet una vegada imprès.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2-01-31T16:58:09.539154136</dc:date>
    <meta:editing-duration>PT15H22M8S</meta:editing-duration>
    <meta:editing-cycles>55</meta:editing-cycles>
    <meta:generator>LibreOffice/6.0.7.3$Linux_X86_64 LibreOffice_project/00m0$Build-3</meta:generator>
    <meta:document-statistic meta:table-count="2" meta:image-count="2" meta:object-count="0" meta:page-count="1" meta:paragraph-count="31" meta:word-count="136" meta:character-count="1531" meta:non-whitespace-character-count="1375"/>
  </office:meta>
</office:document-meta>
</file>